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32cm" fo:min-width="1.88cm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1.88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03cm" fo:min-width="1.35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79cm" fo:min-width="1.03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579cm" fo:min-width="1.0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3.7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2.5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15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15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01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01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4cm" fo:min-width="1.104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2.344cm"/>
      <style:paragraph-properties style:writing-mode="lr-tb"/>
    </style:style>
    <style:style style:name="gr1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0.71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9cm" fo:min-width="0.7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0.7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6cm" fo:min-width="0.7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6cm" fo:min-width="0.711cm"/>
      <style:paragraph-properties style:writing-mode="lr-tb"/>
    </style:style>
    <style:style style:name="gr27" style:family="graphic" style:parent-style-name="standard">
      <style:graphic-properties draw:stroke="none" draw:fill="none" fo:min-height="1.458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  <style:text-properties fo:font-size="18pt" fo:language="en" fo:country="GB"/>
    </style:style>
    <style:style style:name="P5" style:family="paragraph">
      <style:text-properties fo:font-size="20pt"/>
    </style:style>
    <style:style style:name="P6" style:family="paragraph">
      <loext:graphic-properties draw:fill="none" draw:fill-color="#ffffff"/>
      <style:text-properties fo:font-size="20pt" fo:language="en" fo:country="GB"/>
    </style:style>
    <style:style style:name="P7" style:family="paragraph">
      <loext:graphic-properties draw:fill="none" draw:fill-color="#ffffff"/>
      <style:text-properties fo:font-size="18pt" fo:language="en" fo:country="GB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fo:language="en" fo:country="GB" style:font-size-asian="22pt" style:font-size-complex="22pt"/>
    </style:style>
    <style:style style:name="T10" style:family="text">
      <style:text-properties style:text-position="-33% 58%" fo:font-size="22pt" fo:language="en" fo:country="GB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.38cm" svg:height="0.782cm" svg:x="9.573cm" svg:y="4.2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38cm" svg:height="0.782cm" svg:x="16.394cm" svg:y="4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38cm" svg:height="0.783cm" svg:x="9.573cm" svg:y="9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38cm" svg:height="0.783cm" svg:x="16.536cm" svg:y="9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38cm" svg:height="0.782cm" draw:transform="rotate (1.5707963267949) translate (13.931cm 8.553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573cm" svg:y1="4.659cm" svg:x2="7.222cm" svg:y2="6.174cm" draw:start-shape="id1" draw:start-glue-point="3" draw:end-shape="id2" draw:end-glue-point="4" svg:d="M9573 4659h-2351v1515" svg:viewBox="0 0 2352 1516">
          <text:p/>
        </draw:connector>
        <draw:connector draw:style-name="gr3" draw:text-style-name="P1" draw:layer="layout" svg:x1="7.222cm" svg:y1="8.793cm" svg:x2="9.573cm" svg:y2="10.201cm" draw:start-shape="id2" draw:start-glue-point="8" draw:end-shape="id3" draw:end-glue-point="3" svg:d="M7222 8793v1408h2351" svg:viewBox="0 0 2352 1409">
          <text:p/>
        </draw:connector>
        <draw:connector draw:style-name="gr3" draw:text-style-name="P1" draw:layer="layout" svg:x1="20.668cm" svg:y1="14.222cm" svg:x2="14.31cm" svg:y2="14.986cm" draw:start-shape="id4" draw:start-glue-point="2" draw:end-shape="id5" draw:end-glue-point="6" svg:d="M20668 14222v1265h-6358v-501" svg:viewBox="0 0 6359 1266">
          <text:p/>
        </draw:connector>
        <draw:connector draw:style-name="gr3" draw:text-style-name="P1" draw:layer="layout" svg:x1="11.953cm" svg:y1="10.201cm" svg:x2="16.536cm" svg:y2="10.201cm" draw:start-shape="id3" draw:start-glue-point="1" draw:end-shape="id6" draw:end-glue-point="3" svg:d="M11953 10201h4583" svg:viewBox="0 0 4584 1">
          <text:p/>
        </draw:connector>
        <draw:connector draw:style-name="gr3" draw:text-style-name="P1" draw:layer="layout" svg:x1="14.322cm" svg:y1="8.553cm" svg:x2="16.536cm" svg:y2="10.201cm" draw:start-shape="id7" draw:start-glue-point="3" draw:end-shape="id6" draw:end-glue-point="3" svg:d="M14322 8553v1648h2214" svg:viewBox="0 0 2215 1649">
          <text:p/>
        </draw:connector>
        <draw:connector draw:style-name="gr3" draw:text-style-name="P1" draw:layer="layout" svg:x1="16.394cm" svg:y1="4.659cm" svg:x2="14.322cm" svg:y2="6.173cm" draw:start-shape="id8" draw:start-glue-point="3" draw:end-shape="id7" draw:end-glue-point="1" svg:d="M16394 4659h-2072v1514" svg:viewBox="0 0 2073 1515">
          <text:p/>
        </draw:connector>
        <draw:custom-shape draw:style-name="gr4" draw:text-style-name="P1" xml:id="id2" draw:id="id2" draw:layer="layout" svg:width="2.618cm" svg:height="2.619cm" svg:x="5.913cm" svg:y="6.17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custom-shape draw:style-name="gr5" draw:text-style-name="P1" draw:layer="layout" svg:width="3.059cm" svg:height="3.657cm" svg:x="19.237cm" svg:y="5.5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3" draw:layer="layout" svg:x1="20.763cm" svg:y1="6.652cm" svg:x2="20.763cm" svg:y2="8.45cm">
            <text:p/>
          </draw:line>
        </draw:g>
        <draw:custom-shape draw:style-name="gr7" draw:text-style-name="P4" xml:id="id5" draw:id="id5" draw:layer="layout" svg:width="3.061cm" svg:height="3.657cm" svg:x="12.779cm" svg:y="11.329cm">
          <text:p text:style-name="P2"><text:span text:style-name="T2">+</text:span></text:p>
          <text:p text:style-name="P2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6" draw:layer="layout" svg:width="4.254cm" svg:height="1.583cm" svg:x="15.131cm" svg:y="13.888cm">
          <draw:text-box>
            <text:p text:style-name="P5"><text:span text:style-name="T3">V</text:span><text:span text:style-name="T4">d</text:span><text:span text:style-name="T3"> </text:span><text:span text:style-name="T1"><text:s/></text:span></text:p>
          </draw:text-box>
        </draw:frame>
        <draw:connector draw:style-name="gr3" draw:text-style-name="P2" draw:layer="layout" svg:x1="11.953cm" svg:y1="10.201cm" svg:x2="14.31cm" svg:y2="11.329cm" draw:start-shape="id3" draw:start-glue-point="1" draw:end-shape="id5" draw:end-glue-point="4" svg:d="M11953 10201h2357v1128" svg:viewBox="0 0 2358 1129">
          <text:p/>
        </draw:connector>
        <draw:connector draw:style-name="gr3" draw:text-style-name="P2" draw:layer="layout" svg:x1="11.953cm" svg:y1="4.659cm" svg:x2="14.322cm" svg:y2="6.173cm" draw:start-shape="id1" draw:start-glue-point="1" draw:end-shape="id7" draw:end-glue-point="1" svg:d="M11953 4659h2369v1514" svg:viewBox="0 0 2370 1515">
          <text:p/>
        </draw:connector>
        <draw:connector draw:style-name="gr3" draw:text-style-name="P2" draw:layer="layout" svg:x1="18.916cm" svg:y1="10.201cm" svg:x2="20.528cm" svg:y2="10.243cm" draw:start-shape="id6" draw:start-glue-point="1" draw:end-shape="id9" draw:end-glue-point="6" svg:d="M18916 10201h806v42h806" svg:viewBox="0 0 1613 43">
          <text:p/>
        </draw:connector>
        <draw:connector draw:style-name="gr3" draw:text-style-name="P2" draw:layer="layout" svg:x1="18.774cm" svg:y1="4.659cm" svg:x2="20.766cm" svg:y2="5.59cm" draw:start-shape="id8" draw:start-glue-point="1" draw:end-shape="id10" draw:end-glue-point="0" svg:d="M18774 4659h1992v931" svg:viewBox="0 0 1993 932">
          <text:p/>
        </draw:connector>
        <draw:connector draw:style-name="gr3" draw:text-style-name="P2" draw:layer="layout" svg:x1="20.766cm" svg:y1="9.247cm" svg:x2="20.668cm" svg:y2="11.768cm" draw:start-shape="id10" draw:start-glue-point="2" draw:end-shape="id4" draw:end-glue-point="0" svg:d="M20766 9247v1236h-98v1285" svg:viewBox="0 0 99 2522">
          <text:p/>
        </draw:connector>
        <draw:custom-shape draw:style-name="gr2" draw:text-style-name="P1" xml:id="id11" draw:id="id11" draw:layer="layout" svg:width="2.38cm" svg:height="0.783cm" svg:x="9.571cm" svg:y="15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2.38cm" svg:height="0.783cm" draw:transform="rotate (1.5707963267949) translate (6.824cm 14.237cm)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951cm" svg:y1="16.027cm" svg:x2="14.31cm" svg:y2="14.986cm" draw:start-shape="id11" draw:start-glue-point="1" draw:end-shape="id5" draw:end-glue-point="6" svg:d="M11951 16027h2359v-1041" svg:viewBox="0 0 2360 1042">
          <text:p/>
        </draw:connector>
        <draw:connector draw:style-name="gr3" draw:text-style-name="P2" draw:layer="layout" svg:x1="7.215cm" svg:y1="11.857cm" svg:x2="9.573cm" svg:y2="10.201cm" draw:start-shape="id12" draw:start-glue-point="1" draw:end-shape="id3" draw:end-glue-point="3" svg:d="M7215 11857v-1656h2358" svg:viewBox="0 0 2359 1657">
          <text:p/>
        </draw:connector>
        <draw:connector draw:style-name="gr3" draw:text-style-name="P2" draw:layer="layout" svg:x1="7.215cm" svg:y1="14.237cm" svg:x2="9.571cm" svg:y2="16.027cm" draw:start-shape="id12" draw:start-glue-point="3" draw:end-shape="id11" draw:end-glue-point="3" svg:d="M7215 14237v1790h2356" svg:viewBox="0 0 2357 1791">
          <text:p/>
        </draw:connector>
        <draw:frame draw:style-name="gr9" draw:text-style-name="P7" draw:layer="layout" svg:width="3.071cm" svg:height="1.583cm" svg:x="22.441cm" svg:y="11.38cm">
          <draw:text-box>
            <text:p><text:span text:style-name="T2">I</text:span><text:span text:style-name="T5">c</text:span></text:p>
          </draw:text-box>
        </draw:frame>
        <draw:frame draw:style-name="gr10" draw:text-style-name="P8" draw:layer="layout" svg:width="1.651cm" svg:height="1.583cm" svg:x="10.094cm" svg:y="5.05cm">
          <draw:text-box>
            <text:p>R<text:span text:style-name="T6">1</text:span></text:p>
          </draw:text-box>
        </draw:frame>
        <draw:frame draw:style-name="gr10" draw:text-style-name="P8" draw:layer="layout" svg:width="1.651cm" svg:height="1.583cm" svg:x="10.062cm" svg:y="16.419cm">
          <draw:text-box>
            <text:p>R<text:span text:style-name="T6">7</text:span></text:p>
          </draw:text-box>
        </draw:frame>
        <draw:frame draw:style-name="gr10" draw:text-style-name="P8" draw:layer="layout" svg:width="1.651cm" svg:height="1.583cm" svg:x="16.982cm" svg:y="10.593cm">
          <draw:text-box>
            <text:p>R<text:span text:style-name="T6">5</text:span></text:p>
          </draw:text-box>
        </draw:frame>
        <draw:frame draw:style-name="gr11" draw:text-style-name="P8" draw:layer="layout" svg:width="1.652cm" svg:height="1.583cm" svg:x="9.994cm" svg:y="10.593cm">
          <draw:text-box>
            <text:p>R<text:span text:style-name="T6">4</text:span></text:p>
          </draw:text-box>
        </draw:frame>
        <draw:frame draw:style-name="gr10" draw:text-style-name="P8" draw:layer="layout" svg:width="1.651cm" svg:height="1.583cm" svg:x="14.8cm" svg:y="7cm">
          <draw:text-box>
            <text:p>R<text:span text:style-name="T6">3</text:span></text:p>
          </draw:text-box>
        </draw:frame>
        <draw:frame draw:style-name="gr12" draw:text-style-name="P8" draw:layer="layout" svg:width="1.652cm" svg:height="1.583cm" svg:x="16.848cm" svg:y="5.05cm">
          <draw:text-box>
            <text:p>R<text:span text:style-name="T6">2</text:span></text:p>
          </draw:text-box>
        </draw:frame>
        <draw:frame draw:style-name="gr10" draw:text-style-name="P8" draw:layer="layout" svg:width="1.651cm" svg:height="1.583cm" svg:x="5.173cm" svg:y="12.204cm">
          <draw:text-box>
            <text:p>R<text:span text:style-name="T6">6</text:span></text:p>
          </draw:text-box>
        </draw:frame>
        <draw:custom-shape draw:style-name="gr13" draw:text-style-name="P2" draw:layer="layout" svg:width="0.333cm" svg:height="0.366cm" svg:x="14.131cm" svg:y="10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9" draw:id="id9" draw:layer="layout" svg:width="0.332cm" svg:height="0.368cm" svg:x="20.528cm" svg:y="10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332cm" svg:height="0.367cm" svg:x="14.133cm" svg:y="1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332cm" svg:height="0.368cm" svg:x="14.133cm" svg:y="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3" draw:id="id13" draw:layer="layout" svg:width="0.333cm" svg:height="0.368cm" svg:x="7.027cm" svg:y="10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8" draw:layer="layout" svg:width="1.604cm" svg:height="3.604cm" svg:x="12.796cm" svg:y="6.3cm">
          <draw:text-box>
            <text:p>+</text:p>
            <text:p>V<text:span text:style-name="T6">b</text:span></text:p>
            <text:p>-</text:p>
          </draw:text-box>
        </draw:frame>
        <draw:line draw:style-name="gr16" draw:text-style-name="P9" draw:layer="layout" svg:x1="8.131cm" svg:y1="11.857cm" svg:x2="8.131cm" svg:y2="14.539cm">
          <text:p/>
        </draw:line>
        <draw:frame draw:style-name="gr17" draw:text-style-name="P10" draw:layer="layout" svg:width="2.611cm" svg:height="2.594cm" svg:x="8.34cm" svg:y="12.211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8" draw:text-style-name="P9" draw:layer="layout" svg:x1="20.669cm" svg:y1="11.768cm" svg:x2="20.669cm" svg:y2="12.584cm">
            <text:p/>
          </draw:line>
          <draw:line draw:style-name="gr18" draw:text-style-name="P9" draw:layer="layout" svg:x1="19.588cm" svg:y1="12.591cm" svg:x2="21.748cm" svg:y2="12.591cm">
            <text:p/>
          </draw:line>
          <draw:line draw:style-name="gr18" draw:text-style-name="P9" draw:layer="layout" svg:x1="19.589cm" svg:y1="13.411cm" svg:x2="21.749cm" svg:y2="13.411cm">
            <text:p/>
          </draw:line>
          <draw:line draw:style-name="gr18" draw:text-style-name="P9" draw:layer="layout" svg:x1="20.669cm" svg:y1="13.406cm" svg:x2="20.669cm" svg:y2="14.222cm">
            <text:p/>
          </draw:line>
        </draw:g>
        <draw:line draw:style-name="gr16" draw:text-style-name="P9" draw:layer="layout" svg:x1="22.238cm" svg:y1="11.059cm" svg:x2="22.238cm" svg:y2="13.741cm">
          <text:p/>
        </draw:line>
        <draw:frame draw:style-name="gr12" draw:text-style-name="P8" draw:layer="layout" svg:width="1.652cm" svg:height="1.583cm" svg:x="19.017cm" svg:y="13.411cm">
          <draw:text-box>
            <text:p>C</text:p>
          </draw:text-box>
        </draw:frame>
        <draw:g xml:id="id14" draw:id="id14">
          <draw:line draw:style-name="gr19" draw:text-style-name="P9" draw:layer="layout" svg:x1="6.091cm" svg:y1="11.177cm" svg:x2="4.35cm" svg:y2="11.193cm">
            <text:p/>
          </draw:line>
          <draw:line draw:style-name="gr19" draw:text-style-name="P9" draw:layer="layout" svg:x1="6.092cm" svg:y1="11.168cm" svg:x2="4.351cm" svg:y2="11.184cm">
            <text:p/>
          </draw:line>
          <draw:line draw:style-name="gr19" draw:text-style-name="P9" draw:layer="layout" svg:x1="4.826cm" svg:y1="11.526cm" svg:x2="5.691cm" svg:y2="11.526cm">
            <text:p/>
          </draw:line>
          <draw:line draw:style-name="gr19" draw:text-style-name="P9" draw:layer="layout" svg:x1="5.059cm" svg:y1="11.826cm" svg:x2="5.475cm" svg:y2="11.826cm">
            <text:p/>
          </draw:line>
          <draw:line draw:style-name="gr19" draw:text-style-name="P9" draw:layer="layout" svg:x1="5.244cm" svg:y1="11.155cm" svg:x2="5.251cm" svg:y2="10.382cm">
            <text:p/>
          </draw:line>
        </draw:g>
        <draw:connector draw:style-name="gr20" draw:text-style-name="P2" draw:layer="layout" svg:x1="7.027cm" svg:y1="10.243cm" svg:x2="5.221cm" svg:y2="10.382cm" draw:start-shape="id13" draw:start-glue-point="6" draw:end-shape="id14" draw:end-glue-point="0" svg:d="M7027 10243h-1806v139" svg:viewBox="0 0 1807 140">
          <text:p/>
        </draw:connector>
        <draw:frame draw:style-name="gr21" draw:text-style-name="P8" draw:layer="layout" svg:width="1.5cm" svg:height="1.4cm" svg:x="6.5cm" svg:y="3.6cm">
          <draw:text-box draw:corner-radius="0.26cm">
            <text:p>1</text:p>
          </draw:text-box>
        </draw:frame>
        <draw:frame draw:style-name="gr22" draw:text-style-name="P8" draw:layer="layout" svg:width="1.211cm" svg:height="1.367cm" svg:x="13.789cm" svg:y="3.5cm">
          <draw:text-box>
            <text:p>2</text:p>
          </draw:text-box>
        </draw:frame>
        <draw:frame draw:style-name="gr23" draw:text-style-name="P8" draw:layer="layout" svg:width="1.293cm" svg:height="1.909cm" svg:x="20.307cm" svg:y="3.6cm">
          <draw:text-box>
            <text:p>3</text:p>
          </draw:text-box>
        </draw:frame>
        <draw:frame draw:style-name="gr24" draw:text-style-name="P8" draw:layer="layout" svg:width="1.212cm" svg:height="1.367cm" svg:x="14.323cm" svg:y="8.975cm">
          <draw:text-box>
            <text:p>5</text:p>
          </draw:text-box>
        </draw:frame>
        <draw:frame draw:style-name="gr25" draw:text-style-name="P8" draw:layer="layout" svg:width="1.212cm" svg:height="1.366cm" svg:x="6.79cm" svg:y="16.084cm">
          <draw:text-box>
            <text:p>7</text:p>
          </draw:text-box>
        </draw:frame>
        <draw:frame draw:style-name="gr26" draw:text-style-name="P8" draw:layer="layout" svg:width="1.211cm" svg:height="1.366cm" svg:x="13.613cm" svg:y="16.084cm">
          <draw:text-box>
            <text:p>8</text:p>
          </draw:text-box>
        </draw:frame>
        <draw:frame draw:style-name="gr24" draw:text-style-name="P8" draw:layer="layout" svg:width="1.212cm" svg:height="1.367cm" svg:x="20.719cm" svg:y="9.544cm">
          <draw:text-box>
            <text:p>6</text:p>
          </draw:text-box>
        </draw:frame>
        <draw:frame draw:style-name="gr27" draw:text-style-name="P12" draw:layer="layout" svg:width="1.495cm" svg:height="1.708cm" svg:x="21.535cm" svg:y="8.213cm">
          <draw:text-box>
            <text:p text:style-name="P11"><text:span text:style-name="T9">I</text:span><text:span text:style-name="T10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5:34:29.591544475</meta:creation-date>
    <dc:date>2021-04-04T15:50:55.980234168</dc:date>
    <meta:editing-duration>PT6M24S</meta:editing-duration>
    <meta:editing-cycles>2</meta:editing-cycles>
    <meta:generator>LibreOffice/6.4.6.2$Linux_X86_64 LibreOffice_project/40$Build-2</meta:generator>
    <meta:document-statistic meta:object-count="65"/>
  </office:meta>
</office:document-meta>
</file>